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95b0" officeooo:paragraph-rsid="001795b0"/>
    </style:style>
    <style:style style:name="P2" style:family="paragraph" style:parent-style-name="Standard">
      <style:text-properties officeooo:rsid="00184716" officeooo:paragraph-rsid="00184716"/>
    </style:style>
    <style:style style:name="P3" style:family="paragraph" style:parent-style-name="Standard">
      <style:text-properties officeooo:rsid="00184716" officeooo:paragraph-rsid="00196c46"/>
    </style:style>
    <style:style style:name="P4" style:family="paragraph" style:parent-style-name="Standard">
      <style:text-properties fo:font-style="normal" officeooo:rsid="00184716" officeooo:paragraph-rsid="00184716" style:font-style-asian="normal" style:font-style-complex="normal"/>
    </style:style>
    <style:style style:name="P5" style:family="paragraph" style:parent-style-name="Standard">
      <style:text-properties fo:font-style="normal" officeooo:rsid="00196c46" officeooo:paragraph-rsid="00196c46" style:font-style-asian="normal" style:font-style-complex="normal"/>
    </style:style>
    <style:style style:name="P6" style:family="paragraph" style:parent-style-name="Standard">
      <style:text-properties fo:font-style="normal" officeooo:rsid="00196c46" officeooo:paragraph-rsid="001fef49" style:font-style-asian="normal" style:font-style-complex="normal"/>
    </style:style>
    <style:style style:name="P7" style:family="paragraph" style:parent-style-name="Standard">
      <style:text-properties fo:font-style="normal" officeooo:rsid="001e2689" officeooo:paragraph-rsid="001e2689" style:font-style-asian="normal" style:font-style-complex="normal"/>
    </style:style>
    <style:style style:name="P8" style:family="paragraph" style:parent-style-name="Standard">
      <style:text-properties fo:font-style="normal" officeooo:rsid="001e2689" officeooo:paragraph-rsid="001fef49" style:font-style-asian="normal" style:font-style-complex="normal"/>
    </style:style>
    <style:style style:name="P9" style:family="paragraph" style:parent-style-name="Standard">
      <style:text-properties officeooo:rsid="001c2db9" officeooo:paragraph-rsid="001c2db9"/>
    </style:style>
    <style:style style:name="P10" style:family="paragraph" style:parent-style-name="Standard">
      <style:text-properties officeooo:rsid="001e2689" officeooo:paragraph-rsid="00196c46"/>
    </style:style>
    <style:style style:name="T1" style:family="text">
      <style:text-properties fo:font-style="italic" style:font-style-asian="italic" style:font-style-complex="italic"/>
    </style:style>
    <style:style style:name="T2" style:family="text">
      <style:text-properties fo:font-style="italic" officeooo:rsid="00184716" style:font-style-asian="italic" style:font-style-complex="italic"/>
    </style:style>
    <style:style style:name="T3" style:family="text">
      <style:text-properties fo:font-style="italic" officeooo:rsid="00196c46" style:font-style-asian="italic" style:font-style-complex="italic"/>
    </style:style>
    <style:style style:name="T4" style:family="text">
      <style:text-properties fo:font-style="italic" officeooo:rsid="001a53fe" style:font-style-asian="italic" style:font-style-complex="italic"/>
    </style:style>
    <style:style style:name="T5" style:family="text">
      <style:text-properties fo:font-style="italic" officeooo:rsid="001c2db9" style:font-style-asian="italic" style:font-style-complex="italic"/>
    </style:style>
    <style:style style:name="T6" style:family="text">
      <style:text-properties fo:font-style="italic" officeooo:rsid="001e2689" style:font-style-asian="italic" style:font-style-complex="italic"/>
    </style:style>
    <style:style style:name="T7" style:family="text">
      <style:text-properties fo:font-style="italic" officeooo:rsid="001fef49" style:font-style-asian="italic" style:font-style-complex="italic"/>
    </style:style>
    <style:style style:name="T8" style:family="text">
      <style:text-properties fo:font-style="italic" fo:font-weight="bold" officeooo:rsid="00196c46" style:font-style-asian="italic" style:font-weight-asian="bold" style:font-style-complex="italic" style:font-weight-complex="bold"/>
    </style:style>
    <style:style style:name="T9" style:family="text">
      <style:text-properties fo:font-style="italic" fo:font-weight="bold" officeooo:rsid="001c2db9"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officeooo:rsid="002151fb" style:font-weight-asian="bold" style:font-weight-complex="bold"/>
    </style:style>
    <style:style style:name="T12" style:family="text">
      <style:text-properties officeooo:rsid="001fe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 support particularism</text:p>
      <text:p text:style-name="P1"/>
      <text:p text:style-name="P1">2)</text:p>
      <text:p text:style-name="P1"/>
      <text:p text:style-name="P1">Progression:</text:p>
      <text:p text:style-name="P1"/>
      <text:p text:style-name="P1">a) Language Games, what does it even mean to doubt these things?<text:span text:style-name="T1"> </text:span><text:span text:style-name="T2">Initial opposition of Wit to not believing the most basic of things.</text:span></text:p>
      <text:p text:style-name="P1"/>
      <text:p text:style-name="P1">b) Methodist approach cannot be right, to be able to doubt things we need to know things to be true.<text:span text:style-name="T2">Aka, doubting presupposes certainty. children learn before doubting, </text:span><text:span text:style-name="T3">doubt comes after belief</text:span><text:span text:style-name="T2">. </text:span><text:span text:style-name="T5">Must I not begin to trust somewhere? </text:span><text:span text:style-name="T2">It is not hasty to take some things as true, it is </text:span><text:span text:style-name="T3">a part of judging</text:span><text:span text:style-name="T2">. There must be something about which we orient ourselves, the axis </text:span><text:span text:style-name="T3">created through common sense and experience</text:span><text:span text:style-name="T2">. </text:span><text:span text:style-name="T4">Light dawns gradually over the whole.</text:span></text:p>
      <text:p text:style-name="P1"/>
      <text:p text:style-name="P3">c) The criterion? Use the axis. <text:span text:style-name="T1">Ferry vs Bridge. Using the beliefs </text:span><text:span text:style-name="T4">and common sense </text:span><text:span text:style-name="T1">we </text:span><text:span text:style-name="T3">have </text:span><text:span text:style-name="T4">accepted as true since birth, we then </text:span><text:span text:style-name="T3">w</text:span><text:span text:style-name="T4">eigh</text:span><text:span text:style-name="T3"> them against experience. </text:span><text:span text:style-name="T1">we can </text:span><text:span text:style-name="T4">use experience to </text:span><text:span text:style-name="T3"><text:s/>define</text:span><text:span text:style-name="T1"> the method, whether to use a ferry vs bridge depends on things.</text:span></text:p>
      <text:p text:style-name="P10"/>
      <text:p text:style-name="P10">“I learned an enormous amout and accepted it on human authority, and then I found some things confirmed or disconfirmed by my own experience.”</text:p>
      <text:p text:style-name="P3"/>
      <text:p text:style-name="P3"><text:span text:style-name="T1">first we weigh new info against our collected axis, like rock in a riverbed. </text:span><text:span text:style-name="T3">We take </text:span><text:span text:style-name="T5">collective human knowledge and common sense </text:span><text:span text:style-name="T3">to be true, as children</text:span><text:span text:style-name="T4"> </text:span><text:span text:style-name="T3">do, then we use experience to confirm or deny things. </text:span><text:span text:style-name="T5">Rarely will collective knowledge seem wrong, a table is never observed to disappear when no-one is looking, and this is in the axis. BUT if it did suddenly disappear, </text:span><text:span text:style-name="T8">Experience is our criterion </text:span><text:span text:style-name="T9">for beliefs</text:span><text:span text:style-name="T8"> </text:span><text:span text:style-name="T9">and we use experience to update our axis. </text:span></text:p>
      <text:p text:style-name="P3"/>
      <text:p text:style-name="P9"><text:span text:style-name="T10">Our experience flows around the axis, and the axis is not fixed, when experience changes, it shifts the axis.</text:span></text:p>
      <text:p text:style-name="P4"/>
      <text:p text:style-name="P2"/>
      <text:p text:style-name="P3">3) Most people I know have never proved things formally, but yet each person knows many things. For collective knowledge, Wit said, how could all these people be wrong? It is not proven, but we know its so.<text:span text:style-name="T1"> But don't require proof to accept something, or we will know nothing. </text:span><text:span text:style-name="T7">This seems to dismiss skepticism.</text:span></text:p>
      <text:p text:style-name="P3"/>
      <text:p text:style-name="P8">Methodism is not preferable because we need to believe things before we can weigh new knowledge against them, I agree with Wit, <text:span text:style-name="T11">How could all of these people be wrong?</text:span>. <text:span text:style-name="T12">We cannot doubt things until we have beliefs. The first humans saw things and took them as true immediately. They had no initial criteria, anything was initially true.</text:span></text:p>
      <text:p text:style-name="P6"><text:span text:style-name="T7"/></text:p>
      <text:p text:style-name="P3"/>
      <text:p text:style-name="P5"><text:span text:style-name="T1">We modify our axis quickly through experience, and then it stays the same. Descartes was too strict. Let things be wrong, and then change them as needed. Let the truth evolve. </text:span><text:span text:style-name="T4">Trust ourselves unless given reason to not. </text:span><text:span text:style-name="T6">Reiterate what Wit has taught us.</text:span></text:p>
      <text:p text:style-name="P5"/>
      <text:p text:style-name="P7"><text:span text:style-name="T1">Occam's Razor, </text:span>common sense is exactly that, it makes sense to believe it. We do in fact know many things and it is wiser, more often than not, to believe common sense and collective human knowledge. <text:soft-page-break/>Occassionaly this is wrong, and we update what we believe as that info comes in.</text:p>
      <text:p text:style-name="P7"/>
      <text:p text:style-name="P7">But the simplest solution is to take these things as true, rather than having to muddle through the complexities of verifying every little thing. That limits the experience of human life. It would be so complex to prove everything, it is a much harder solution than accepting things as true until proven otherwise. Occam's Razor supports this way.</text:p>
      <text:p text:style-name="P7"/>
      <text:p text:style-name="P7">Life is about trial and error. </text:p>
      <text:p text:style-name="P5"><text:span text:style-name="T4"/></text:p>
      <text:p text:style-name="P3"><text:span text:style-name="T1"/></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6T12:19:11.050905814</meta:creation-date>
    <dc:date>2014-11-16T19:57:18.637032010</dc:date>
    <meta:editing-duration>PT6H14M21S</meta:editing-duration>
    <meta:editing-cycles>5</meta:editing-cycles>
    <meta:generator>LibreOffice/4.2.7.2$Linux_X86_64 LibreOffice_project/420m0$Build-2</meta:generator>
    <meta:document-statistic meta:table-count="0" meta:image-count="0" meta:object-count="0" meta:page-count="2" meta:paragraph-count="15" meta:word-count="548" meta:character-count="3144" meta:non-whitespace-character-count="2608"/>
  </office:meta>
</office:document-meta>
</file>